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f174" officeooo:paragraph-rsid="0012f1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://phrogz.net/programmingruby/web.html" text:style-name="Internet_20_link" text:visited-style-name="Visited_20_Internet_20_Link"/></text:p>
      <text:p text:style-name="P1">Helpful Links :</text:p>
      <text:p text:style-name="P1"/>
      <text:p text:style-name="P1"/>
      <text:p text:style-name="P1">Embedding Ruby into HTML:</text:p>
      <text:p text:style-name="P1">1. <text:a xlink:type="simple" xlink:href="http://phrogz.net/programmingruby/web.html" text:style-name="Internet_20_link" text:visited-style-name="Visited_20_Internet_20_Link">http://phrogz.net/programmingruby/web.html</text:a></text:p>
      <text:p text:style-name="P1">2. <text:a xlink:type="simple" xlink:href="http://www.stuartellis.eu/articles/erb/" text:style-name="Internet_20_link" text:visited-style-name="Visited_20_Internet_20_Link">http://www.stuartellis.eu/articles/erb/</text:a></text:p>
      <text:p text:style-name="P1">3. <text:a xlink:type="simple" xlink:href="http://stackoverflow.com/questions/3939884/inserting-an-element-in-local-html-file" text:style-name="Internet_20_link" text:visited-style-name="Visited_20_Internet_20_Link">http://stackoverflow.com/questions/3939884/inserting-an-element-in-local-html-file</text:a></text:p>
      <text:p text:style-name="P1"/>
      <text:p text:style-name="P1">Running MySQL on two computers:</text:p>
      <text:p text:style-name="P1"><text:a xlink:type="simple" xlink:href="http://stackoverflow.com/questions/15663001/remote-connections-mysql-ubuntu" text:style-name="Internet_20_link" text:visited-style-name="Visited_20_Internet_20_Link">http://stackoverflow.com/questions/15663001/remote-connections-mysql-ubuntu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9T22:22:46.196777315</meta:creation-date>
    <dc:date>2016-06-19T22:26:34.058146523</dc:date>
    <meta:editing-duration>PT3M50S</meta:editing-duration>
    <meta:editing-cycles>1</meta:editing-cycles>
    <meta:document-statistic meta:table-count="0" meta:image-count="0" meta:object-count="0" meta:page-count="1" meta:paragraph-count="7" meta:word-count="19" meta:character-count="318" meta:non-whitespace-character-count="306"/>
    <meta:generator>LibreOffice/5.1.3.2$Linux_X86_64 LibreOffice_project/10m0$Build-2</meta:generator>
  </office:meta>
</office:document-meta>
</file>